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7c42" officeooo:paragraph-rsid="00197c42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7c42" officeooo:paragraph-rsid="00197c42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97c42" officeooo:paragraph-rsid="00197c4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c1b35" officeooo:paragraph-rsid="001da6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c1b35" officeooo:paragraph-rsid="001e5e4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24e9af" officeooo:paragraph-rsid="0024e9af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da637" officeooo:paragraph-rsid="001da63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da637" officeooo:paragraph-rsid="001e5e4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e5e49" officeooo:paragraph-rsid="001e5e49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1e5e49" officeooo:paragraph-rsid="001e5e49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1e5e49" officeooo:paragraph-rsid="0033e10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e5e49" officeooo:paragraph-rsid="0033e10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f12ea" officeooo:paragraph-rsid="001f12e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17192" officeooo:paragraph-rsid="0021719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1cdf7" officeooo:paragraph-rsid="0021cdf7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fo:font-weight="normal" officeooo:rsid="0021cdf7" officeooo:paragraph-rsid="0021cdf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1cdf7" officeooo:paragraph-rsid="0024e9af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1e5e49" officeooo:paragraph-rsid="001e5e49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1e5e49" officeooo:paragraph-rsid="0033e105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21cdf7" officeooo:paragraph-rsid="0021cdf7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1c1b35" officeooo:paragraph-rsid="001da637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1c1b35" officeooo:paragraph-rsid="001e5e49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2ac448" officeooo:paragraph-rsid="002ac448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2ac448" officeooo:paragraph-rsid="0033e10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2ac448" officeooo:paragraph-rsid="003c4b68" style:font-size-asian="10.5pt" style:font-weight-asian="bold" style:font-size-complex="12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1e5e49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033e105"/>
    </style:style>
    <style:style style:name="P28" style:family="paragraph" style:parent-style-name="Standard" style:list-style-name="L1">
      <style:paragraph-properties fo:text-align="start" style:justify-single-word="false"/>
      <style:text-properties fo:font-weight="bold" officeooo:rsid="00318f90" officeooo:paragraph-rsid="00318f90" style:font-weight-asian="bold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fo:font-weight="bold" officeooo:rsid="00318f90" officeooo:paragraph-rsid="0033e105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318f90" officeooo:paragraph-rsid="0033e105" style:font-weight-asian="bold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fo:font-weight="bold" officeooo:rsid="003b35e6" officeooo:paragraph-rsid="003b35e6" style:font-weight-asian="bold" style:font-weight-complex="bold"/>
    </style:style>
    <style:style style:name="P32" style:family="paragraph" style:parent-style-name="Standard" style:list-style-name="L2">
      <style:paragraph-properties fo:text-align="start" style:justify-single-word="false"/>
      <style:text-properties officeooo:rsid="0021cdf7" officeooo:paragraph-rsid="0021cdf7"/>
    </style:style>
    <style:style style:name="P33" style:family="paragraph" style:parent-style-name="Standard" style:list-style-name="L2">
      <style:paragraph-properties fo:text-align="start" style:justify-single-word="false"/>
      <style:text-properties officeooo:rsid="0024e9af" officeooo:paragraph-rsid="0024e9a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a637" style:font-weight-asian="normal" style:font-weight-complex="normal"/>
    </style:style>
    <style:style style:name="T3" style:family="text">
      <style:text-properties fo:font-weight="normal" officeooo:rsid="001e5e49" style:font-weight-asian="normal" style:font-weight-complex="normal"/>
    </style:style>
    <style:style style:name="T4" style:family="text">
      <style:text-properties fo:font-weight="normal" officeooo:rsid="00277156" style:font-weight-asian="normal" style:font-weight-complex="normal"/>
    </style:style>
    <style:style style:name="T5" style:family="text">
      <style:text-properties fo:font-weight="normal" officeooo:rsid="0028625a" style:font-weight-asian="normal" style:font-weight-complex="normal"/>
    </style:style>
    <style:style style:name="T6" style:family="text">
      <style:text-properties fo:font-weight="normal" officeooo:rsid="00298bd0" style:font-weight-asian="normal" style:font-weight-complex="normal"/>
    </style:style>
    <style:style style:name="T7" style:family="text">
      <style:text-properties fo:font-weight="normal" officeooo:rsid="002ac448" style:font-weight-asian="normal" style:font-weight-complex="normal"/>
    </style:style>
    <style:style style:name="T8" style:family="text">
      <style:text-properties fo:font-weight="normal" officeooo:rsid="002be435" style:font-weight-asian="normal" style:font-weight-complex="normal"/>
    </style:style>
    <style:style style:name="T9" style:family="text">
      <style:text-properties fo:font-weight="normal" officeooo:rsid="002da6eb" style:font-weight-asian="normal" style:font-weight-complex="normal"/>
    </style:style>
    <style:style style:name="T10" style:family="text">
      <style:text-properties fo:font-weight="normal" officeooo:rsid="0030589f" style:font-weight-asian="normal" style:font-weight-complex="normal"/>
    </style:style>
    <style:style style:name="T11" style:family="text">
      <style:text-properties fo:font-weight="normal" officeooo:rsid="0035dc19" style:font-weight-asian="normal" style:font-weight-complex="normal"/>
    </style:style>
    <style:style style:name="T12" style:family="text">
      <style:text-properties fo:font-weight="normal" officeooo:rsid="0037aa54" style:font-weight-asian="normal" style:font-weight-complex="normal"/>
    </style:style>
    <style:style style:name="T13" style:family="text">
      <style:text-properties fo:font-weight="normal" officeooo:rsid="003951f0" style:font-weight-asian="normal" style:font-weight-complex="normal"/>
    </style:style>
    <style:style style:name="T14" style:family="text">
      <style:text-properties fo:font-weight="normal" officeooo:rsid="0033e105" style:font-weight-asian="normal" style:font-weight-complex="normal"/>
    </style:style>
    <style:style style:name="T15" style:family="text">
      <style:text-properties fo:font-size="12pt" fo:font-weight="bold" style:font-size-asian="10.5pt" style:font-weight-asian="bold" style:font-size-complex="12pt" style:font-weight-complex="bold"/>
    </style:style>
    <style:style style:name="T16" style:family="text">
      <style:text-properties fo:font-size="12pt" fo:font-weight="bold" officeooo:rsid="00233222" style:font-size-asian="10.5pt" style:font-weight-asian="bold" style:font-size-complex="12pt" style:font-weight-complex="bold"/>
    </style:style>
    <style:style style:name="T17" style:family="text">
      <style:text-properties fo:font-size="12pt" fo:font-weight="bold" officeooo:rsid="0021cdf7" style:font-size-asian="10.5pt" style:font-weight-asian="bold" style:font-size-complex="12pt" style:font-weight-complex="bold"/>
    </style:style>
    <style:style style:name="T18" style:family="text">
      <style:text-properties fo:font-size="12pt" fo:font-weight="bold" officeooo:rsid="0025225d" style:font-size-asian="10.5pt" style:font-weight-asian="bold" style:font-size-complex="12pt" style:font-weight-complex="bold"/>
    </style:style>
    <style:style style:name="T19" style:family="text">
      <style:text-properties fo:font-size="12pt" fo:font-weight="bold" officeooo:rsid="002ebb3a" style:font-size-asian="10.5pt" style:font-weight-asian="bold" style:font-size-complex="12pt" style:font-weight-complex="bold"/>
    </style:style>
    <style:style style:name="T20" style:family="text">
      <style:text-properties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1e5e49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21cdf7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24e9af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2ebb3a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32bb1a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33e105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34fdcc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395552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3b35e6" style:font-size-asian="10.5pt" style:font-weight-asian="normal" style:font-size-complex="12pt" style:font-weight-complex="normal"/>
    </style:style>
    <style:style style:name="T30" style:family="text">
      <style:text-properties fo:font-size="12pt" style:font-size-asian="10.5pt" style:font-size-complex="12pt"/>
    </style:style>
    <style:style style:name="T31" style:family="text">
      <style:text-properties fo:font-size="12pt" officeooo:rsid="001e5e49" style:font-size-asian="10.5pt" style:font-size-complex="12pt"/>
    </style:style>
    <style:style style:name="T32" style:family="text">
      <style:text-properties fo:font-size="12pt" officeooo:rsid="0033e105" style:font-size-asian="10.5pt" style:font-size-complex="12pt"/>
    </style:style>
    <style:style style:name="T33" style:family="text">
      <style:text-properties fo:font-size="12pt" officeooo:rsid="003b35e6" style:font-size-asian="10.5pt" style:font-size-complex="12pt"/>
    </style:style>
    <style:style style:name="T34" style:family="text">
      <style:text-properties officeooo:rsid="001da637"/>
    </style:style>
    <style:style style:name="T35" style:family="text">
      <style:text-properties officeooo:rsid="001e5e49"/>
    </style:style>
    <style:style style:name="T36" style:family="text">
      <style:text-properties officeooo:rsid="00277156"/>
    </style:style>
    <style:style style:name="T37" style:family="text">
      <style:text-properties officeooo:rsid="00298bd0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30589f" style:font-weight-asian="bold" style:font-weight-complex="bold"/>
    </style:style>
    <style:style style:name="T40" style:family="text">
      <style:text-properties fo:font-weight="bold" officeooo:rsid="003e3213" style:font-weight-asian="bold" style:font-weight-complex="bold"/>
    </style:style>
    <style:style style:name="T41" style:family="text">
      <style:text-properties officeooo:rsid="002be435"/>
    </style:style>
    <style:style style:name="T42" style:family="text">
      <style:text-properties officeooo:rsid="0030589f"/>
    </style:style>
    <style:style style:name="T43" style:family="text">
      <style:text-properties officeooo:rsid="0033e105"/>
    </style:style>
    <style:style style:name="T44" style:family="text">
      <style:text-properties officeooo:rsid="003c4b68"/>
    </style:style>
    <style:style style:name="T45" style:family="text">
      <style:text-properties officeooo:rsid="003e32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dent: Chirculete Vlad Mihai</text:p>
      <text:p text:style-name="P1">Grupa: 231</text:p>
      <text:p text:style-name="P1"/>
      <text:p text:style-name="P1"/>
      <text:p text:style-name="P2">Tema1</text:p>
      <text:p text:style-name="P2">Varianta 2, problema <text:span text:style-name="T36">2</text:span></text:p>
      <text:p text:style-name="P3"/>
      <text:p text:style-name="P3"/>
      <text:p text:style-name="P3"/>
      <text:p text:style-name="P4">Corectitudine: <text:span text:style-name="T2">Presupunem ca avem </text:span><text:span text:style-name="T4">textele nesortate </text:span><text:span text:style-name="T5">si le vom sorta dupa urmatoarele criterii:</text:span></text:p>
      <text:p text:style-name="P4"><text:span text:style-name="T5"><text:tab/></text:span><text:span text:style-name="T37">a)</text:span><text:span text:style-name="T6"> </text:span><text:span text:style-name="T5">Daca doua texte au aceeasi lungime </text:span><text:span text:style-name="T6">atunci pe banda va fi trecut intai cel cu frecventa mai mare.</text:span></text:p>
      <text:p text:style-name="P4"><text:span text:style-name="T6"><text:tab/></text:span><text:span text:style-name="T37">b)</text:span><text:span text:style-name="T6"> Daca doua texte au aceeasi frecventa atunci pe banda va fi trecut intai cel cu lungime mai mica.</text:span></text:p>
      <text:p text:style-name="P4"><text:span text:style-name="T6"><text:tab/></text:span><text:span text:style-name="T37">c)</text:span><text:span text:style-name="T6"> Daca doua texte au atat lungimile cat si frecventele diferite atunci trecem pe banda intai textul cu lungime mai mica.</text:span></text:p>
      <text:p text:style-name="P7"/>
      <text:p text:style-name="P5"><text:span text:style-name="T2"><text:tab/></text:span><text:span text:style-name="T34">Exista cazuri in care criteriile mai sus precizate sa nu fie optime?</text:span></text:p>
      <text:p text:style-name="P8"/>
      <text:p text:style-name="P5"><text:span text:style-name="T2"><text:s/></text:span><text:span text:style-name="T3">La fiecare pas trebuie sa ne decidem ce alegem dintre </text:span><text:span text:style-name="T35">a</text:span><text:span text:style-name="T3"> si </text:span><text:span text:style-name="T35">b </text:span><text:span text:style-name="T3">(unde a si b sunt </text:span><text:span text:style-name="T7">doua texte</text:span><text:span text:style-name="T3">).</text:span></text:p>
      <text:p text:style-name="P5"><text:span text:style-name="T3"/></text:p>
      <text:p text:style-name="P23">Criteriul a):</text:p>
      <text:p text:style-name="P23"/>
      <text:p text:style-name="P18"><text:span text:style-name="T1"><text:tab/>Sa presupunem </text:span><text:span text:style-name="T7">ca </text:span><text:span text:style-name="T8">avem </text:span><text:span text:style-name="T10">doar 2 </text:span><text:span text:style-name="T8">text</text:span><text:span text:style-name="T10">e:</text:span><text:span text:style-name="T8"> </text:span><text:span text:style-name="T41">a </text:span><text:span text:style-name="T8">cu frecventa </text:span><text:span text:style-name="T9">90</text:span><text:span text:style-name="T8"> si </text:span><text:span text:style-name="T41">b</text:span><text:span text:style-name="T8"> cu frecventa </text:span><text:span text:style-name="T9">10</text:span><text:span text:style-name="T8">, ambele texte au lungimea 4, iar </text:span><text:span text:style-name="T1">decizia optima este sa il alegem pe </text:span>b <text:span text:style-name="T1">(</text:span><text:span text:style-name="T8">egal ca lungime cu </text:span><text:span text:style-name="T41">a</text:span><text:span text:style-name="T8"> dar cu frecventa mai mica</text:span><text:span text:style-name="T1">):</text:span></text:p>
      <text:p text:style-name="P9"/>
      <text:list xml:id="list3799289270" text:style-name="L1">
        <text:list-item>
          <text:p text:style-name="P26"><text:span text:style-name="T24">Se alege un numar </text:span><text:span text:style-name="T19">x </text:span><text:span text:style-name="T24">la intamplare intre 1 si 100. Daca </text:span><text:span text:style-name="T19">x </text:span><text:span text:style-name="T24">&gt; 10 se va citi </text:span><text:span text:style-name="T19">b </text:span><text:span text:style-name="T24">daca nu se va citi </text:span><text:span text:style-name="T19">a</text:span><text:span text:style-name="T24">.</text:span></text:p>
        </text:list-item>
        <text:list-item>
          <text:p text:style-name="P10"><text:span text:style-name="T38">b</text:span> optim → <text:span text:style-name="T39">b</text:span><text:span text:style-name="T42"> se aseaza in fata lui </text:span><text:span text:style-name="T39">a</text:span></text:p>
        </text:list-item>
        <text:list-item>
          <text:p text:style-name="P28"><text:span text:style-name="T20">Sunt 10% sanse sa fie necesara citirea lui </text:span><text:span text:style-name="T30">b</text:span><text:span text:style-name="T20"> caz in care se vor citi doar 4 litere </text:span><text:span text:style-name="T25">din 8</text:span><text:span text:style-name="T20">. </text:span><text:span text:style-name="T30">(1)</text:span></text:p>
        </text:list-item>
        <text:list-item>
          <text:p text:style-name="P28"><text:span text:style-name="T20">Sunt 90% sanse sa fie necesara citirea lui </text:span><text:span text:style-name="T30">a</text:span><text:span text:style-name="T20"> caz in care se vor citi 8 litere </text:span><text:span text:style-name="T25">din 8</text:span><text:span text:style-name="T20">. </text:span><text:span text:style-name="T30">(2)</text:span></text:p>
        </text:list-item>
        <text:list-item>
          <text:p text:style-name="P31"><text:span text:style-name="T30">(1) si (2) → </text:span><text:span text:style-name="T20">asezandu-l pe </text:span><text:span text:style-name="T30">b</text:span><text:span text:style-name="T20"> inaintea lui </text:span><text:span text:style-name="T30">a</text:span><text:span text:style-name="T20"> sunt 90% sanse sa fie necesara citirea a 8 litere din 8 si 10% sanse sa fie necesara citirea a 4 din 8 litere.</text:span></text:p>
        </text:list-item>
        <text:list-item>
          <text:p text:style-name="P29"><text:span text:style-name="T20">Daca </text:span><text:span text:style-name="T30">a</text:span><text:span text:style-name="T20"> ar fi fost asezat in fata lui </text:span><text:span text:style-name="T30">b</text:span><text:span text:style-name="T20"> atunci ar fi fost 90% sanse sa fie necesara citirea a mai putine litere (4 litere din 8) si doar 10% sanse sa fie necesara citirea a mai multor litere (8 litere din 8). </text:span><text:span text:style-name="T31">CONTRADICTIE! →</text:span><text:span text:style-name="T32"> </text:span><text:span text:style-name="T26">varianta optima ar fi fost sa alegem </text:span><text:span text:style-name="T32">a </text:span><text:span text:style-name="T26">in loc de </text:span><text:span text:style-name="T32">b</text:span><text:span text:style-name="T27">, adica cuvantul cu frecventa mai mare</text:span><text:span text:style-name="T26">.</text:span></text:p>
        </text:list-item>
      </text:list>
      <text:p text:style-name="P30"><text:span text:style-name="T26"/></text:p>
      <text:p text:style-name="P24">Criteriul <text:span text:style-name="T43">b</text:span>):</text:p>
      <text:p text:style-name="P24"/>
      <text:p text:style-name="P19"><text:span text:style-name="T1"><text:tab/>Sa presupunem </text:span><text:span text:style-name="T7">ca </text:span><text:span text:style-name="T8">avem </text:span><text:span text:style-name="T10">doar 2 </text:span><text:span text:style-name="T8">text</text:span><text:span text:style-name="T10">e:</text:span><text:span text:style-name="T8"> </text:span><text:span text:style-name="T41">a </text:span><text:span text:style-name="T8">cu </text:span><text:span text:style-name="T11">lungimea 10</text:span><text:span text:style-name="T8"> si </text:span><text:span text:style-name="T41">b</text:span><text:span text:style-name="T8"> cu </text:span><text:span text:style-name="T11">lungimea</text:span><text:span text:style-name="T8"> </text:span><text:span text:style-name="T11">45</text:span><text:span text:style-name="T8">, ambele texte au </text:span><text:span text:style-name="T12">frecventa</text:span><text:span text:style-name="T8"> </text:span><text:span text:style-name="T12">50</text:span><text:span text:style-name="T8">, iar </text:span><text:span text:style-name="T1">decizia optima este sa il alegem pe </text:span>b <text:span text:style-name="T1">(</text:span><text:span text:style-name="T8">egal ca </text:span><text:span text:style-name="T13">frecventa</text:span><text:span text:style-name="T8"> cu </text:span><text:span text:style-name="T41">a</text:span><text:span text:style-name="T8"> dar cu </text:span><text:span text:style-name="T13">lungime</text:span><text:span text:style-name="T8"> mai </text:span><text:span text:style-name="T13">mare</text:span><text:span text:style-name="T1">):</text:span></text:p>
      <text:p text:style-name="P12"/>
      <text:list xml:id="list173745922220777" text:continue-numbering="true" text:style-name="L1">
        <text:list-item>
          <text:p text:style-name="P27"><text:span text:style-name="T24">Se alege un numar </text:span><text:span text:style-name="T19">x </text:span><text:span text:style-name="T24">la intamplare intre 1 si 100. Daca </text:span><text:span text:style-name="T19">x </text:span><text:span text:style-name="T24">&gt;</text:span><text:span text:style-name="T28">=</text:span><text:span text:style-name="T24"> </text:span><text:span text:style-name="T28">5</text:span><text:span text:style-name="T24">0 se va citi </text:span><text:span text:style-name="T19">b </text:span><text:span text:style-name="T24">daca nu se va citi </text:span><text:span text:style-name="T19">a</text:span><text:span text:style-name="T24">.</text:span></text:p>
        </text:list-item>
        <text:list-item>
          <text:p text:style-name="P11"><text:span text:style-name="T38">b</text:span> optim → <text:span text:style-name="T39">b</text:span><text:span text:style-name="T42"> se aseaza in fata lui </text:span><text:span text:style-name="T39">a</text:span></text:p>
        </text:list-item>
        <text:list-item>
          <text:p text:style-name="P29"><text:span text:style-name="T20">Sunt </text:span><text:span text:style-name="T29">50</text:span><text:span text:style-name="T20">% sanse sa fie necesara citirea lui </text:span><text:span text:style-name="T30">b</text:span><text:span text:style-name="T20"> caz in care se vor citi doar </text:span><text:span text:style-name="T29">45</text:span><text:span text:style-name="T20"> litere </text:span><text:span text:style-name="T25">din </text:span><text:span text:style-name="T29">55</text:span><text:span text:style-name="T20">. </text:span><text:span text:style-name="T30">(1)</text:span></text:p>
        </text:list-item>
        <text:list-item>
          <text:p text:style-name="P29"><text:span text:style-name="T20">Sunt </text:span><text:span text:style-name="T29">50</text:span><text:span text:style-name="T20">% sanse sa fie necesara citirea lui </text:span><text:span text:style-name="T30">a</text:span><text:span text:style-name="T20"> caz in care se vor citi </text:span><text:span text:style-name="T29">55</text:span><text:span text:style-name="T20"> litere </text:span><text:span text:style-name="T25">din </text:span><text:span text:style-name="T29">55</text:span><text:span text:style-name="T20">. </text:span><text:span text:style-name="T30">(2)</text:span></text:p>
        </text:list-item>
        <text:list-item>
          <text:p text:style-name="P31"><text:soft-page-break/><text:span text:style-name="T30">(1) si (2) →</text:span><text:span text:style-name="T20"> sunt sanse egale sa se citeasca ori </text:span><text:span text:style-name="T30">a </text:span><text:span text:style-name="T20">ori </text:span><text:span text:style-name="T30">b </text:span><text:span text:style-name="T20">insa orice s-ar citi, minimul de litere citite ar fi 45 iar maximul 55.</text:span></text:p>
        </text:list-item>
        <text:list-item>
          <text:p text:style-name="P29"><text:span text:style-name="T26">Daca </text:span><text:span text:style-name="T32">a</text:span><text:span text:style-name="T26"> ar fi fost asezat in fata lui </text:span><text:span text:style-name="T32">b </text:span><text:span text:style-name="T29">atunci desi sansele de a citi atat </text:span><text:span text:style-name="T33">a</text:span><text:span text:style-name="T29"> cat si </text:span><text:span text:style-name="T33">b </text:span><text:span text:style-name="T29">sunt egale, minimul de litere ce poate fi citit este 10 daca se cere citirea lui </text:span><text:span text:style-name="T33">a</text:span><text:span text:style-name="T26">. </text:span><text:span text:style-name="T31">CONTRADICTIE</text:span><text:span text:style-name="T21">! →</text:span><text:span text:style-name="T26"> varianta optima ar fi fost sa alegem </text:span><text:span text:style-name="T32">a</text:span><text:span text:style-name="T26"> in loc de </text:span><text:span text:style-name="T32">b</text:span><text:span text:style-name="T26"> </text:span><text:span text:style-name="T29">astfel obtinand un minim de 10 litere citite in loc de 45</text:span><text:span text:style-name="T26">.</text:span></text:p>
        </text:list-item>
      </text:list>
      <text:p text:style-name="P30"><text:span text:style-name="T26"/></text:p>
      <text:p text:style-name="P25"><text:span text:style-name="T43">Criteriul c):<text:tab/>Se demonstreaza la fel ca b).</text:span></text:p>
      <text:p text:style-name="P13"/>
      <text:p text:style-name="P14"><text:tab/>Am presupus alegerea optima este <text:span text:style-name="T38">b</text:span> si am gasit contradictii → Alegerea lui <text:span text:style-name="T38">b</text:span> <text:span text:style-name="T45">este de cele mai multe ori mai proasta decat alegerea lui </text:span><text:span text:style-name="T40">a</text:span><text:span text:style-name="T45">.</text:span></text:p>
      <text:p text:style-name="P14"/>
      <text:p text:style-name="P14"/>
      <text:p text:style-name="P20">Complexitate:</text:p>
      <text:p text:style-name="P15"><text:tab/></text:p>
      <text:list xml:id="list942517712" text:style-name="L2">
        <text:list-item>
          <text:p text:style-name="P32"><text:span text:style-name="T20">o </text:span><text:span text:style-name="T15">sortare</text:span><text:span text:style-name="T20"> de </text:span><text:span text:style-name="T15">vector</text:span><text:span text:style-name="T20"> (din </text:span><text:span text:style-name="T15">STL</text:span><text:span text:style-name="T20">, complexitate: </text:span><text:span text:style-name="T15">O(n logn) </text:span><text:span text:style-name="T20">)</text:span></text:p>
        </text:list-item>
        <text:list-item>
          <text:p text:style-name="P16">atribuiri simple</text:p>
        </text:list-item>
        <text:list-item>
          <text:p text:style-name="P32"><text:span text:style-name="T15">fo</text:span><text:span text:style-name="T16">r</text:span><text:span text:style-name="T20"> pentru citirea din fisier, n iteratii (complexitate: </text:span><text:span text:style-name="T15">O(n)</text:span><text:span text:style-name="T20">)</text:span></text:p>
        </text:list-item>
        <text:list-item>
          <text:p text:style-name="P33"><text:span text:style-name="T15">for</text:span><text:span text:style-name="T20"> pentru scrierea in fisier </text:span><text:span text:style-name="T22">(complexitate: </text:span><text:span text:style-name="T17">O(n)</text:span><text:span text:style-name="T22">)</text:span></text:p>
        </text:list-item>
      </text:list>
      <text:p text:style-name="P17"/>
      <text:p text:style-name="P6"><text:span text:style-name="T22"><text:tab/></text:span><text:span text:style-name="T18">Total: O(n log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6:54:40.845214518</meta:creation-date>
    <dc:date>2017-11-06T17:37:45.308241331</dc:date>
    <meta:editing-duration>PT1H16M26S</meta:editing-duration>
    <meta:editing-cycles>35</meta:editing-cycles>
    <meta:generator>LibreOffice/5.4.1.2$Linux_X86_64 LibreOffice_project/40m0$Build-2</meta:generator>
    <meta:document-statistic meta:table-count="0" meta:image-count="0" meta:object-count="0" meta:page-count="2" meta:paragraph-count="35" meta:word-count="623" meta:character-count="2991" meta:non-whitespace-character-count="2408"/>
  </office:meta>
</office:document-meta>
</file>